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2f262" officeooo:paragraph-rsid="004b249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d6860" officeooo:paragraph-rsid="004a750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b2496" officeooo:paragraph-rsid="004b249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af87" officeooo:paragraph-rsid="004a750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2496" officeooo:paragraph-rsid="004b249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5b1cf" officeooo:paragraph-rsid="004b249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70e9d" officeooo:paragraph-rsid="004b2496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d6860" officeooo:paragraph-rsid="004b2496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d6860" officeooo:paragraph-rsid="004db2a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0c110" officeooo:paragraph-rsid="0050c11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0c110" officeooo:paragraph-rsid="0050c11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20687" officeooo:paragraph-rsid="004b2496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20687" officeooo:paragraph-rsid="004b2496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6354d" officeooo:paragraph-rsid="004b249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6354d" officeooo:paragraph-rsid="004b249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4b2496" officeooo:paragraph-rsid="004b2496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4b2496" officeooo:paragraph-rsid="004b249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4b2496" officeooo:paragraph-rsid="004b249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b2496"/>
    </style:style>
    <style:style style:name="P21" style:family="paragraph" style:parent-style-name="Standard">
      <style:paragraph-properties fo:text-align="start" style:justify-single-word="false"/>
      <style:text-properties style:font-name="DejaVu Sans Condensed" officeooo:paragraph-rsid="00512b02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4a7503" style:font-size-asian="12pt" style:font-size-complex="12pt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4b2496" style:font-size-asian="12pt" style:font-size-complex="12pt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4b2496" style:font-size-asian="12pt" style:font-size-complex="12pt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4a7503" officeooo:paragraph-rsid="004a7503" style:font-size-asian="12pt" style:font-size-complex="12pt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4b2496"/>
    </style:style>
    <style:style style:name="P27" style:family="paragraph" style:parent-style-name="Standard" style:list-style-name="L6">
      <style:paragraph-properties fo:text-align="start" style:justify-single-word="false"/>
      <style:text-properties officeooo:paragraph-rsid="004b2496"/>
    </style:style>
    <style:style style:name="P28" style:family="paragraph" style:parent-style-name="Standard" style:list-style-name="L6">
      <style:paragraph-properties fo:text-align="start" style:justify-single-word="false"/>
      <style:text-properties officeooo:paragraph-rsid="0050c110"/>
    </style:style>
    <style:style style:name="P29" style:family="paragraph" style:parent-style-name="Standard" style:list-style-name="L7">
      <style:paragraph-properties fo:text-align="start" style:justify-single-word="false"/>
      <style:text-properties officeooo:paragraph-rsid="004b2496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12b02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12b02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56354d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4b2496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4cef97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4d686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549b5a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4f24a6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50c11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style="normal" style:text-underline-style="none" fo:font-weight="bold" officeooo:rsid="004b2496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style="normal" style:text-underline-style="none" fo:font-weight="bold" officeooo:rsid="0056354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style="normal" style:text-underline-style="none" fo:font-weight="bold" officeooo:rsid="004d6860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style="normal" style:text-underline-style="none" fo:font-weight="bold" officeooo:rsid="0050c110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style="normal" fo:font-weight="bold" officeooo:rsid="004d6860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style="normal" fo:font-weight="bold" officeooo:rsid="0056354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style="normal" fo:font-weight="normal" officeooo:rsid="004d686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style="normal" fo:font-weight="normal" officeooo:rsid="0050c3e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style="normal" fo:font-weight="normal" officeooo:rsid="0056354d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text-line-through-style="none" style:text-line-through-type="none" fo:font-style="normal" fo:font-weight="bold" officeooo:rsid="004d6860" style:font-style-asian="normal" style:font-weight-asian="bold" style:font-style-complex="normal" style:font-weight-complex="bold"/>
    </style:style>
    <style:style style:name="T19" style:family="text">
      <style:text-properties style:text-line-through-style="none" style:text-line-through-type="none" fo:font-style="normal" fo:font-weight="bold" officeooo:rsid="0056354d" style:font-style-asian="normal" style:font-weight-asian="bold" style:font-style-complex="normal" style:font-weight-complex="bold"/>
    </style:style>
    <style:style style:name="T20" style:family="text">
      <style:text-properties style:text-line-through-style="none" style:text-line-through-type="none" fo:font-style="normal" fo:font-weight="bold" officeooo:rsid="004eb81d" style:font-style-asian="normal" style:font-weight-asian="bold" style:font-style-complex="normal" style:font-weight-complex="bold"/>
    </style:style>
    <style:style style:name="T21" style:family="text">
      <style:text-properties style:text-line-through-style="none" style:text-line-through-type="none" fo:font-style="normal" fo:font-weight="bold" officeooo:rsid="005c44d4" style:font-style-asian="normal" style:font-weight-asian="bold" style:font-style-complex="normal" style:font-weight-complex="bold"/>
    </style:style>
    <style:style style:name="T22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text-line-through-style="none" style:text-line-through-type="none" fo:font-style="normal" fo:font-weight="normal" officeooo:rsid="004d6860" style:font-style-asian="normal" style:font-weight-asian="normal" style:font-style-complex="normal" style:font-weight-complex="normal"/>
    </style:style>
    <style:style style:name="T24" style:family="text">
      <style:text-properties style:text-line-through-style="none" style:text-line-through-type="none" fo:font-style="normal" fo:font-weight="normal" officeooo:rsid="00549b5a" style:font-style-asian="normal" style:font-weight-asian="normal" style:font-style-complex="normal" style:font-weight-complex="normal"/>
    </style:style>
    <style:style style:name="T25" style:family="text">
      <style:text-properties style:text-line-through-style="none" style:text-line-through-type="none" fo:font-style="normal" fo:font-weight="normal" officeooo:rsid="0056354d" style:font-style-asian="normal" style:font-weight-asian="normal" style:font-style-complex="normal" style:font-weight-complex="normal"/>
    </style:style>
    <style:style style:name="T26" style:family="text">
      <style:text-properties style:text-line-through-style="none" style:text-line-through-type="none" fo:font-style="normal" fo:font-weight="normal" officeooo:rsid="0050c3ee" style:font-style-asian="normal" style:font-weight-asian="normal" style:font-style-complex="normal" style:font-weight-complex="normal"/>
    </style:style>
    <style:style style:name="T27" style:family="text">
      <style:text-properties style:text-line-through-style="none" style:text-line-through-type="none" fo:font-style="normal" fo:font-weight="normal" officeooo:rsid="004eb81d" style:font-style-asian="normal" style:font-weight-asian="normal" style:font-style-complex="normal" style:font-weight-complex="normal"/>
    </style:style>
    <style:style style:name="T28" style:family="text">
      <style:text-properties style:text-line-through-style="none" style:text-line-through-type="none" fo:font-style="normal" fo:font-weight="normal" officeooo:rsid="005c44d4" style:font-style-asian="normal" style:font-weight-asian="normal" style:font-style-complex="normal" style:font-weight-complex="normal"/>
    </style:style>
    <style:style style:name="T29" style:family="text">
      <style:text-properties style:text-line-through-style="none" style:text-line-through-type="none" fo:font-style="normal" fo:font-weight="normal" officeooo:rsid="004b2496" style:font-style-asian="normal" style:font-weight-asian="normal" style:font-style-complex="normal" style:font-weight-complex="normal"/>
    </style:style>
    <style:style style:name="T30" style:family="text">
      <style:text-properties style:text-line-through-style="none" style:text-line-through-type="none" fo:font-size="12pt" fo:font-weight="bold" officeooo:rsid="00498616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fo:font-size="12pt" fo:font-weight="bold" officeooo:rsid="004a66f0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fo:font-size="12pt" fo:font-weight="bold" officeooo:rsid="00264d9d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fo:font-size="12pt" fo:font-weight="bold" officeooo:rsid="001bf317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fo:font-size="12pt" fo:font-weight="bold" officeooo:rsid="0019eb27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fo:font-size="12pt" fo:font-weight="bold" officeooo:rsid="003395b7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fo:font-size="12pt" fo:font-weight="bold" officeooo:rsid="00770e9d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fo:font-size="12pt" fo:font-weight="bold" officeooo:rsid="0062f262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fo:font-size="12pt" fo:font-weight="bold" officeooo:rsid="004db2af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fo:font-size="12pt" fo:font-weight="normal" officeooo:rsid="00770e9d" style:font-size-asian="12pt" style:font-weight-asian="normal" style:font-size-complex="12pt" style:font-weight-complex="normal"/>
    </style:style>
    <style:style style:name="T40" style:family="text">
      <style:text-properties officeooo:rsid="00520687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4eb81d" style:font-weight-asian="bold" style:font-weight-complex="bold"/>
    </style:style>
    <style:style style:name="T43" style:family="text">
      <style:text-properties fo:font-weight="bold" officeooo:rsid="0055b1cf" style:font-weight-asian="bold" style:font-weight-complex="bold"/>
    </style:style>
    <style:style style:name="T44" style:family="text">
      <style:text-properties fo:font-weight="bold" officeooo:rsid="00770e9d" style:font-weight-asian="bold" style:font-weight-complex="bold"/>
    </style:style>
    <style:style style:name="T45" style:family="text">
      <style:text-properties fo:font-weight="bold" officeooo:rsid="0062f262" style:font-weight-asian="bold" style:font-weight-complex="bold"/>
    </style:style>
    <style:style style:name="T46" style:family="text">
      <style:text-properties fo:font-weight="bold" officeooo:rsid="005c44d4" style:font-weight-asian="bold" style:font-weight-complex="bold"/>
    </style:style>
    <style:style style:name="T47" style:family="text">
      <style:text-properties fo:font-weight="bold" officeooo:rsid="004b2496" style:font-weight-asian="bold" style:font-weight-complex="bold"/>
    </style:style>
    <style:style style:name="T48" style:family="text">
      <style:text-properties officeooo:rsid="006261b6"/>
    </style:style>
    <style:style style:name="T49" style:family="text">
      <style:text-properties officeooo:rsid="004b2496"/>
    </style:style>
    <style:style style:name="T50" style:family="text">
      <style:text-properties officeooo:rsid="00770e9d"/>
    </style:style>
    <style:style style:name="T51" style:family="text">
      <style:text-properties officeooo:rsid="0062f262"/>
    </style:style>
    <style:style style:name="T52" style:family="text">
      <style:text-properties officeooo:rsid="004eb81d"/>
    </style:style>
    <style:style style:name="T53" style:family="text">
      <style:text-properties officeooo:rsid="005c44d4"/>
    </style:style>
    <style:style style:name="T54" style:family="text">
      <style:text-properties style:text-underline-style="none" fo:font-weight="bold" officeooo:rsid="0056354d" style:font-weight-asian="bold" style:font-weight-complex="bold"/>
    </style:style>
    <style:style style:name="T55" style:family="text">
      <style:text-properties style:text-underline-style="none" fo:font-weight="bold" officeooo:rsid="004b2496" style:font-weight-asian="bold" style:font-weight-complex="bold"/>
    </style:style>
    <style:style style:name="T56" style:family="text">
      <style:text-properties style:text-underline-style="none" officeooo:rsid="004b2496"/>
    </style:style>
    <style:style style:name="T57" style:family="text">
      <style:text-properties officeooo:rsid="004f24a6"/>
    </style:style>
    <style:style style:name="T58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0">1<text:span text:style-name="T58">xx</text:span> - Controls</text:p>
          </table:table-cell>
          <table:table-cell table:style-name="Table1.B1" office:value-type="string">
            <text:p text:style-name="P31">2xx - Ground</text:p>
          </table:table-cell>
          <table:table-cell table:style-name="Table1.B1" office:value-type="string">
            <text:p text:style-name="P31">3xx - Flight</text:p>
          </table:table-cell>
          <table:table-cell table:style-name="Table1.B1" office:value-type="string">
            <text:p text:style-name="P31">4xx - A2A</text:p>
          </table:table-cell>
          <table:table-cell table:style-name="Table1.E1" office:value-type="string">
            <text:p text:style-name="P31">5xx - A2G</text:p>
          </table:table-cell>
          <table:table-cell table:style-name="Table1.F1" office:value-type="string">
            <text:p text:style-name="P31">6xx - Misc</text:p>
          </table:table-cell>
        </table:table-row>
      </table:table>
      <text:p text:style-name="P21"><text:span text:style-name="T30">5</text:span><text:span text:style-name="T31">0</text:span><text:span text:style-name="T30">1</text:span><text:span text:style-name="T32"> - </text:span><text:span text:style-name="T33">A/G</text:span><text:span text:style-name="T34"> - </text:span><text:span text:style-name="T38">Guns, </text:span><text:span text:style-name="T35">Bombs, Rockets</text:span></text:p>
      <text:p text:style-name="P1"/>
      <text:p text:style-name="P2">Fence In</text:p>
      <text:list text:style-name="L1">
        <text:list-item>
          <text:p text:style-name="P8"><text:span text:style-name="T41">Right wall switches:</text:span><text:span text:style-name="T51"> </text:span>Bottom row, all on except rear 2.<text:span text:style-name="T51"> <text:s/></text:span>Top row, all on except front 2 and rear 1.</text:p>
        </text:list-item>
        <text:list-item>
          <text:p text:style-name="P20"><text:span text:style-name="T36">Left wall switches:</text:span><text:span text:style-name="T37"> </text:span><text:span text:style-name="T39">All on except rear 4.</text:span></text:p>
        </text:list-item>
        <text:list-item>
          <text:p text:style-name="P9"><text:span text:style-name="T44">Left and Right Gun Arm</text:span><text:span text:style-name="T50"> buttons ... </text:span><text:span text:style-name="T44">Press and hold</text:span><text:span text:style-name="T50"> for at least 2 seconds each (</text:span><text:span text:style-name="T45">B4</text:span><text:span text:style-name="T51"> and </text:span><text:span text:style-name="T45">B5</text:span><text:span text:style-name="T51"> buttons, or left front canopy rail</text:span><text:span text:style-name="T50">) until </text:span><text:span text:style-name="T44">red arming lights</text:span><text:span text:style-name="T50"> (center console b</text:span><text:span text:style-name="T40">etween legs)</text:span><text:span text:style-name="T50"> are lit</text:span></text:p>
        </text:list-item>
        <text:list-item>
          <text:p text:style-name="P10"><text:span text:style-name="T54">A</text:span><text:span text:style-name="T55">RM BOMBS FUSE</text:span><text:span text:style-name="T56"> switch ... </text:span><text:span text:style-name="T55">ON</text:span><text:span text:style-name="T56"> (center console between legs, top left corner)</text:span></text:p>
        </text:list-item>
      </text:list>
      <text:p text:style-name="P1"/>
      <text:p text:style-name="P3">Guns<text:span text:style-name="T48"> -- 2x NR-30 30mm cannons, 73 rounds each</text:span></text:p>
      <text:list text:style-name="L2">
        <text:list-item>
          <text:p text:style-name="P22"><text:span text:style-name="T18">ASP-5 Sight Aiming Mode</text:span><text:span text:style-name="T23"> </text:span><text:span text:style-name="T24">knob</text:span><text:span text:style-name="T23"> ... </text:span><text:span text:style-name="T18">NR-30</text:span><text:span text:style-name="T23"> (left side wall) </text:span><text:span text:style-name="T25">(</text:span><text:span text:style-name="T19">Gray Reset Hat backward</text:span><text:span text:style-name="T25">)</text:span></text:p>
        </text:list-item>
        <text:list-item>
          <text:p text:style-name="P23"><text:span text:style-name="T18">ASP-5 Sight Operational Mode</text:span><text:span text:style-name="T23"> switch ... </text:span><text:span text:style-name="T18">OPTICAL</text:span><text:span text:style-name="T23"> (up</text:span><text:span text:style-name="T26">)</text:span><text:span text:style-name="T23"> (left side wall) </text:span><text:span text:style-name="T25">(</text:span><text:span text:style-name="T19">Middle Finger Hat press </text:span><text:span text:style-name="T25">to toggle)</text:span></text:p>
        </text:list-item>
        <text:list-item>
          <text:p text:style-name="P23"><text:span text:style-name="T20">ASP-5 Sight Cage/Uncage</text:span><text:span text:style-name="T27"> lever ... </text:span><text:span text:style-name="T20">CAGE </text:span><text:span text:style-name="T27">(left side of gunsight base) </text:span><text:span text:style-name="T28">(</text:span><text:span text:style-name="T21">Rear Thumb Button press</text:span><text:span text:style-name="T29"> to toggle</text:span><text:span text:style-name="T28">)</text:span></text:p>
        </text:list-item>
        <text:list-item>
          <text:p text:style-name="P11"><text:span text:style-name="T46">Gunsight depression</text:span><text:span text:style-name="T53"> ... </text:span><text:span text:style-name="T41">0.0</text:span><text:span text:style-name="T46"> mil</text:span><text:span text:style-name="T53"> (black knob on right side of gunsight base)</text:span></text:p>
        </text:list-item>
        <text:list-item>
          <text:p text:style-name="P25"><text:span text:style-name="T25">P</text:span><text:span text:style-name="T22">ut pipper on target and fire with </text:span><text:span text:style-name="T17">trigger</text:span><text:span text:style-name="T22">. <text:s/>Adjust as needed.</text:span></text:p>
        </text:list-item>
      </text:list>
      <text:p text:style-name="P5"/>
      <text:p text:style-name="P4">Rockets -- S-5M 55mm (2.2 inch), 8 rockets per pod, max of 4 rocket pods</text:p>
      <text:list xml:id="list3094807274" text:style-name="L3">
        <text:list-item>
          <text:p text:style-name="P26"><text:span text:style-name="T10">ASP-5 Sight Aiming Mode</text:span><text:span text:style-name="T4"> </text:span><text:span text:style-name="T5">knob</text:span><text:span text:style-name="T4"> ... </text:span><text:span text:style-name="T8">ROCKET PODS</text:span><text:span text:style-name="T4"> (left side wall) </text:span><text:span text:style-name="T1">(</text:span><text:span text:style-name="T9">Gray Reset Hat </text:span><text:span text:style-name="T8">right</text:span><text:span text:style-name="T1">)</text:span></text:p>
        </text:list-item>
        <text:list-item>
          <text:p text:style-name="P24"><text:span text:style-name="T18">ASP-5 Sight Operational Mode</text:span><text:span text:style-name="T23"> switch ... </text:span><text:span text:style-name="T18">OPTICAL</text:span><text:span text:style-name="T23"> (up</text:span><text:span text:style-name="T26">)</text:span><text:span text:style-name="T23"> (left side wall) </text:span><text:span text:style-name="T25">(</text:span><text:span text:style-name="T19">Middle Finger Hat press </text:span><text:span text:style-name="T25">to toggle)</text:span></text:p>
        </text:list-item>
        <text:list-item>
          <text:p text:style-name="P13"><text:span text:style-name="T42">ASP-5 Sight Cage/Uncage</text:span><text:span text:style-name="T52"> lever ... </text:span><text:span text:style-name="T42">CAGE </text:span><text:span text:style-name="T52">(left side of gunsight base) </text:span><text:span text:style-name="T53">(</text:span><text:span text:style-name="T46">Rear Thumb Button press</text:span><text:span text:style-name="T49"> to toggle</text:span><text:span text:style-name="T53">)</text:span></text:p>
        </text:list-item>
        <text:list-item>
          <text:p text:style-name="P12"><text:span text:style-name="T41">Gunsight depression</text:span> ... <text:span text:style-name="T41">-1.2 mil recommended</text:span> for close range (black knob on right side of gunsight base)</text:p>
        </text:list-item>
        <text:list-item>
          <text:p text:style-name="P15"><text:span text:style-name="T43">R</text:span><text:span text:style-name="T41">ocket Salvo Mode</text:span> switch ... <text:span text:style-name="T47">As desired</text:span><text:span text:style-name="T49"> </text:span>(left side wall)<text:span text:style-name="T49">:</text:span></text:p>
        </text:list-item>
      </text:list>
      <text:list text:style-name="L4">
        <text:list-item>
          <text:list>
            <text:list-item>
              <text:p text:style-name="P16"><text:span text:style-name="T41">1 RO</text:span><text:span text:style-name="T49"> -- 1 rocket per pod per trigger press</text:span></text:p>
            </text:list-item>
            <text:list-item>
              <text:p text:style-name="P17"><text:span text:style-name="T41">AUTO</text:span> -- Salvo all rockets with single trigger press<text:span text:style-name="T57">, 0.5 seconds interval</text:span></text:p>
            </text:list-item>
            <text:list-item>
              <text:p text:style-name="P17"><text:span text:style-name="T41">4 RO</text:span> -- 4 rockets per pod per trigger press<text:span text:style-name="T57">, 0.5 seconds interval</text:span></text:p>
            </text:list-item>
          </text:list>
        </text:list-item>
      </text:list>
      <text:list xml:id="list183217928013596" text:continue-list="list3094807274" text:style-name="L3">
        <text:list-item>
          <text:p text:style-name="P18">Press <text:span text:style-name="T41">trigger</text:span> to fire.</text:p>
        </text:list-item>
      </text:list>
      <text:list text:style-name="L5">
        <text:list-item>
          <text:list>
            <text:list-item>
              <text:p text:style-name="P19">Remaining rockets per pod are shown with row of lights on left wall above ASP-5 Sight Aiming Mode knob.</text:p>
            </text:list-item>
          </text:list>
        </text:list-item>
      </text:list>
      <text:p text:style-name="P6"/>
      <text:p text:style-name="P4">Bombs -- FAB-50, FAB-100M, FAB-250 GP bombs, max of 2 bombs</text:p>
      <text:list xml:id="list1815396830" text:style-name="L6">
        <text:list-item>
          <text:p text:style-name="P27"><text:span text:style-name="T10">ASP-5 Sight Aiming Mode</text:span><text:span text:style-name="T4"> </text:span><text:span text:style-name="T5">knob</text:span><text:span text:style-name="T4"> ... </text:span><text:span text:style-name="T8">BOMBS</text:span><text:span text:style-name="T4"> (left side wall) </text:span><text:span text:style-name="T1">(</text:span><text:span text:style-name="T9">Gray Reset Hat </text:span><text:span text:style-name="T8">left</text:span><text:span text:style-name="T1">)</text:span></text:p>
        </text:list-item>
        <text:list-item>
          <text:p text:style-name="P27"><text:span text:style-name="T12">ASP-5 Sight Operational Mode</text:span><text:span text:style-name="T14"> switch ... </text:span><text:span text:style-name="T12">OPTICAL</text:span><text:span text:style-name="T14"> (up</text:span><text:span text:style-name="T15">)</text:span><text:span text:style-name="T14"> (left side wall) </text:span><text:span text:style-name="T16">(</text:span><text:span text:style-name="T13">Middle Finger Hat press </text:span><text:span text:style-name="T16">to toggle)</text:span></text:p>
        </text:list-item>
        <text:list-item>
          <text:p text:style-name="P14"><text:span text:style-name="T42">ASP-5 Sight Cage/Uncage</text:span><text:span text:style-name="T52"> lever ... </text:span><text:span text:style-name="T42">CAGE </text:span><text:span text:style-name="T52">(left side of gunsight base) </text:span><text:span text:style-name="T53">(</text:span><text:span text:style-name="T46">Rear Thumb Button press</text:span><text:span text:style-name="T49"> to toggle</text:span><text:span text:style-name="T53">)</text:span></text:p>
        </text:list-item>
        <text:list-item>
          <text:p text:style-name="P28"><text:span text:style-name="T11">Gunsight depression</text:span><text:span text:style-name="T7"> ... </text:span><text:span text:style-name="T11">?? mil</text:span><text:span text:style-name="T7"> (black knob on right side of gunsight base)</text:span></text:p>
        </text:list-item>
        <text:list-item>
          <text:p text:style-name="P27"><text:span text:style-name="T8">Bomb Release</text:span><text:span text:style-name="T9"> Mode</text:span><text:span text:style-name="T1"> switch ... </text:span><text:span text:style-name="T2">As desired </text:span><text:span text:style-name="T1">(left side wall)</text:span><text:span text:style-name="T2">:</text:span></text:p>
        </text:list-item>
      </text:list>
      <text:list text:style-name="L7">
        <text:list-item>
          <text:list>
            <text:list-item>
              <text:p text:style-name="P29"><text:span text:style-name="T8">MANUAL</text:span><text:span text:style-name="T2"> -- Drops 1 bomb per trigger press</text:span><text:span text:style-name="T6"> (does not fly well with asymmetric load)</text:span></text:p>
            </text:list-item>
            <text:list-item>
              <text:p text:style-name="P29"><text:span text:style-name="T8">AUTO</text:span><text:span text:style-name="T2"> -- Drops both bombs simultaneously</text:span></text:p>
            </text:list-item>
          </text:list>
        </text:list-item>
      </text:list>
      <text:list xml:id="list183216603120736" text:continue-list="list1815396830" text:style-name="L6">
        <text:list-item>
          <text:p text:style-name="P27"><text:span text:style-name="T2">Press </text:span><text:span text:style-name="T8">trigger</text:span><text:span text:style-name="T2"> to </text:span><text:span text:style-name="T3">drop</text:span><text:span text:style-name="T2">.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32:15.669000000</dc:date>
    <meta:editing-duration>PT12H46M9S</meta:editing-duration>
    <meta:editing-cycles>51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8" meta:word-count="467" meta:character-count="2472" meta:non-whitespace-character-count="2068"/>
  </office:meta>
</office:document-meta>
</file>